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ar ps-primary-font" svg:font-family="'var ps-primary-font'"/>
    <style:font-face style:name="var ps-secondary-font" svg:font-family="'var ps-secondary-font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style:font-name="var ps-primary-font" fo:font-size="16.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25in" loext:contextual-spacing="false" style:line-height-at-least="0.2083in" fo:orphans="2" fo:widows="2" fo:text-indent="0in" style:auto-text-indent="false"/>
    </style:style>
    <style:style style:name="T1" style:family="text">
      <style:text-properties fo:font-variant="normal" fo:text-transform="none" style:font-name="var ps-secondary-font" fo:font-size="14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/>
      <text:p text:style-name="P2"><text:span text:style-name="T1">Pensemos en un gobierno que está compuesto por tres tipos de jerarquías: </text:span><text:span text:style-name="Strong_20_Emphasis"><text:span text:style-name="T1">diputados, ministros y presidente.</text:span></text:span><text:span text:style-name="T1"> Queremos desarrollar un sistema de mensajería interno, en el que podamos enviarle documentos a los miembros gubernamentales. Además, queremos que los documentos recibidos, solo puedan ser leídos si están autorizados.<text:line-break/><text:line-break/>Un </text:span><text:span text:style-name="Strong_20_Emphasis"><text:span text:style-name="T1">documento</text:span></text:span><text:span text:style-name="T1"> está compuesto por el </text:span><text:span text:style-name="Strong_20_Emphasis"><text:span text:style-name="T1">contenido</text:span></text:span><text:span text:style-name="T1"> (String) y un </text:span><text:span text:style-name="Strong_20_Emphasis"><text:span text:style-name="T1">tipo</text:span></text:span><text:span text:style-name="T1"> (Integer). Los posibles tipos de documento son valores numéricos: 1, 2 o 3. Cada número representa un nivel de acceso:<text:line-break/><text:line-break/></text:span><text:span text:style-name="Strong_20_Emphasis"><text:span text:style-name="T1">1 = Reservado<text:line-break/>2 = Secreto<text:line-break/>3 = Muy secreto<text:line-break/><text:line-break/></text:span></text:span><text:span text:style-name="T1">Los documentos de categoría “Reservado”, los leerán los diputados, los clasificados como “Secreto”, los ministros y por último, los categorizados como “Muy secreto” los leerá el presidente. También tengamos en cuenta que cada uno podrá leer los documentos que </text:span><text:span text:style-name="Strong_20_Emphasis"><text:span text:style-name="T1">se encuentren clasificados en un orden menor al suyo.</text:span></text:span><text:span text:style-name="T1"> Por ejemplo, el presidente podrá leer todos los documentos, pero los diputados solo podrán leer los de categoría “Reservado”.<text:line-break/><text:line-break/>Pensemos a los diputados, ministros y presidentes como usuarios del sistema. Queremos que al momento en el que cualquiera de los tres tipos de usuario intente leer un documento (tenga o no acceso), lo envíe a otro tipo de usuario y así sucesivamente hasta que a todos los usuarios les llegue el documento. Los tres tipos de usuario deberán tener un método para leer el documento y un atributo que indicara que tipo de acceso tiene (</text:span><text:span text:style-name="Strong_20_Emphasis"><text:span text:style-name="T1">1, 2 o 3</text:span></text:span><text:span text:style-name="T1">). Este método recibirá un documento y según el </text:span><text:span text:style-name="Strong_20_Emphasis"><text:span text:style-name="T1">tipo</text:span></text:span><text:span text:style-name="T1"> de jerarca que sea, evaluará si lo puede leer, en caso de que pueda, lo hará y además lo enviará a otro jerarca. En el caso de que no tenga acceso para leerlo, también lo enviará a otro tipo de jerarca. Te proponemos representar la solución en un diagrama UML e implementarlo en JAVA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ar ps-primary-font" svg:font-family="'var ps-primary-font'"/>
    <style:font-face style:name="var ps-secondary-font" svg:font-family="'var ps-secondary-font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8:28:26.911208166</meta:creation-date>
    <dc:date>2022-05-18T18:31:30.616586366</dc:date>
    <meta:editing-duration>PT3M4S</meta:editing-duration>
    <meta:editing-cycles>1</meta:editing-cycles>
    <meta:document-statistic meta:table-count="0" meta:image-count="0" meta:object-count="0" meta:page-count="1" meta:paragraph-count="1" meta:word-count="297" meta:character-count="1771" meta:non-whitespace-character-count="1471"/>
    <meta:generator>LibreOffice/6.4.7.2$Linux_X86_64 LibreOffice_project/40$Build-2</meta:generator>
  </office:meta>
</office:document-meta>
</file>